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a0f74"/>
    </style:style>
    <style:style style:name="T2" style:family="text">
      <style:text-properties officeooo:rsid="000a8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line1"/><text:span text:style-name="T2">(div)</text:span><text:bookmark-start text:name="__DdeLink__192_86878625"/><text:bookmark-start text:name="__DdeLink__4_86878625"/><text:bookmark-start text:name="__DdeLink__194_86878625"/>feed-item-container browse-list-item-container yt-section-hover-container compact-shelf shelf-item branded-page-box vve-check clearfix<text:bookmark-end text:name="__DdeLink__192_86878625"/><text:bookmark-end text:name="__DdeLink__4_86878625"/><text:bookmark-end text:name="__DdeLink__194_86878625"/></text:p>
      <text:p text:style-name="Standard">-<text:span text:style-name="T1">&gt;(div) </text:span><text:bookmark text:name="line11"/>feed-item-dismissable</text:p>
      <text:p text:style-name="Standard"><text:tab/>-<text:span text:style-name="T2">&gt;(div)</text:span><text:bookmark text:name="line12"/>shelf-title-table</text:p>
      <text:p text:style-name="Standard"><text:tab/><text:tab/>-<text:span text:style-name="T2">&gt;(div)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9:39:29.765448987</meta:creation-date>
    <dc:date>2017-08-28T23:22:37.686743817</dc:date>
    <meta:editing-duration>PT43M9S</meta:editing-duration>
    <meta:editing-cycles>1</meta:editing-cycles>
    <meta:document-statistic meta:table-count="0" meta:image-count="0" meta:object-count="0" meta:page-count="1" meta:paragraph-count="5" meta:word-count="12" meta:character-count="203" meta:non-whitespace-character-count="191"/>
    <meta:generator>LibreOffice/5.1.6.2$Linux_X86_64 LibreOffice_project/10m0$Build-2</meta:generator>
  </office:meta>
</office:document-meta>
</file>